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35cm" fo:min-width="23.3cm"/>
    </style:style>
    <style:style style:name="gr1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5.35cm" fo:min-width="12.95cm"/>
    </style:style>
    <style:style style:name="gr1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65cm"/>
    </style:style>
    <style:style style:name="gr13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6.575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3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4.55cm" fo:min-width="10.4cm"/>
    </style:style>
    <style:style style:name="gr1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2cm"/>
    </style:style>
    <style:style style:name="gr17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5.15cm" fo:min-width="12.95cm"/>
    </style:style>
    <style:style style:name="gr1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19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2.5cm"/>
    </style:style>
    <style:style style:name="gr2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8cm"/>
    </style:style>
    <style:style style:name="gr2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22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3.75cm" fo:min-width="10.4cm"/>
    </style:style>
    <style:style style:name="gr2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8.45cm" fo:min-width="19.675cm"/>
    </style:style>
    <style:style style:name="gr24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8.725cm"/>
    </style:style>
    <style:style style:name="gr2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6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5.3cm"/>
    </style:style>
    <style:style style:name="gr2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3.234cm" fo:min-width="22.5cm"/>
    </style:style>
    <style:style style:name="gr29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3cm" fo:min-width="4.777cm"/>
    </style:style>
    <style:style style:name="gr30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1cm" fo:min-width="4.768cm"/>
    </style:style>
    <style:style style:name="gr31" style:family="graphic" style:parent-style-name="objectwithoutfill">
      <style:graphic-properties draw:stroke="solid" draw:fill="none" draw:textarea-vertical-align="middle"/>
    </style:style>
    <style:style style:name="gr3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2.55cm" fo:min-width="3.9cm"/>
    </style:style>
    <style:style style:name="gr3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534cm" fo:min-width="18.087cm"/>
    </style:style>
    <style:style style:name="gr3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3cm" fo:min-width="4.833cm"/>
    </style:style>
    <style:style style:name="gr3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65cm" fo:min-width="18.006cm"/>
    </style:style>
    <style:style style:name="gr3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744cm"/>
    </style:style>
    <style:style style:name="gr3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743cm"/>
    </style:style>
    <style:style style:name="gr3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834cm" fo:min-width="18.087cm"/>
    </style:style>
    <style:style style:name="gr39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top" draw:auto-grow-height="false" fo:min-height="4.45cm" fo:min-width="3.8cm"/>
    </style:style>
    <style:style style:name="gr40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2.33cm"/>
    </style:style>
    <style:style style:name="gr41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9.52cm" fo:min-width="8.27cm"/>
    </style:style>
    <style:style style:name="gr4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45cm" fo:min-width="8.757cm"/>
    </style:style>
    <style:style style:name="gr4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7.945cm"/>
    </style:style>
    <style:style style:name="gr4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316cm"/>
    </style:style>
    <style:style style:name="gr4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317cm"/>
    </style:style>
    <style:style style:name="gr46" style:family="graphic" style:parent-style-name="standard">
      <style:graphic-properties draw:stroke="solid" draw:stroke-dash="Ultrafine_20_Dashed" svg:stroke-color="#000000" svg:stroke-opacity="100%" draw:fill-color="#ffffff" draw:textarea-horizontal-align="justify" draw:textarea-vertical-align="middle" draw:auto-grow-height="false" fo:min-height="0.842cm" fo:min-width="1.3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P10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4.6cm" svg:y="1.7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10.5cm" svg:y="3.1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5" draw:text-style-name="P7" draw:layer="layout" svg:width="11.1cm" svg:height="6.4cm" svg:x="2.4cm" svg:y="7cm">
          <text:p text:style-name="P6">About Text</text:p>
          <text:p text:style-name="P6">------------------------------------------------</text:p>
          <text:p text:style-name="P6">-----------------------------------------------</text:p>
          <text:p text:style-name="P6">--------------------------------------------------</text:p>
          <text:p text:style-name="P6">--------------------------------------------------</text:p>
          <text:p text:style-name="P6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8.7cm" svg:y1="14.5cm" svg:x2="14.8cm" svg:y2="6cm">
            <text:p/>
          </draw:line>
          <draw:line draw:style-name="gr4" draw:text-style-name="P5" draw:layer="layout" svg:x1="14.808cm" svg:y1="14.513cm" svg:x2="28.692cm" svg:y2="5.987cm">
            <text:p/>
          </draw:line>
        </draw:g>
        <draw:g>
          <draw:custom-shape draw:style-name="gr7" draw:text-style-name="P4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3cm" svg:y1="20.892cm" svg:x2="2.8cm" svg:y2="15.508cm">
            <text:p/>
          </draw:line>
          <draw:line draw:style-name="gr4" draw:text-style-name="P5" draw:layer="layout" svg:x1="2.804cm" svg:y1="20.9cm" svg:x2="9.297cm" svg:y2="15.5cm">
            <text:p/>
          </draw:line>
        </draw:g>
        <draw:g>
          <draw:custom-shape draw:style-name="gr7" draw:text-style-name="P4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cm" svg:y1="20.892cm" svg:x2="11.5cm" svg:y2="15.508cm">
            <text:p/>
          </draw:line>
          <draw:line draw:style-name="gr4" draw:text-style-name="P5" draw:layer="layout" svg:x1="11.504cm" svg:y1="20.9cm" svg:x2="17.997cm" svg:y2="15.5cm">
            <text:p/>
          </draw:line>
        </draw:g>
        <draw:g>
          <draw:custom-shape draw:style-name="gr7" draw:text-style-name="P4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6.7cm" svg:y1="20.892cm" svg:x2="20.2cm" svg:y2="15.508cm">
            <text:p/>
          </draw:line>
          <draw:line draw:style-name="gr4" draw:text-style-name="P5" draw:layer="layout" svg:x1="20.204cm" svg:y1="20.9cm" svg:x2="26.697cm" svg:y2="15.5cm">
            <text:p/>
          </draw:line>
        </draw:g>
        <draw:custom-shape draw:style-name="gr6" draw:text-style-name="P4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</draw:page>
      <draw:page draw:name="Add To Site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9" draw:text-style-name="P8" draw:layer="layout" svg:width="6.5cm" svg:height="5.4cm" svg:x="2.8cm" svg:y="11.7cm"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1.7cm"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1.7cm"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9" draw:text-style-name="P9" draw:layer="layout" svg:width="6.5cm" svg:height="5.4cm" svg:x="7.3cm" svg:y="18.7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4cm" svg:x="16cm" svg:y="18.7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3.8cm" svg:height="4.6cm" svg:x="2.95cm" svg:y="5.8cm">
          <text:p text:style-name="P6">Contribute to the site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and edit Travel Agent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4" draw:layer="layout" svg:width="13.45cm" svg:height="15.6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2.8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7.075cm" svg:height="1.3cm" svg:x="8.125cm" svg:y="6.7cm">
            <text:p text:style-name="P1">New / Edit 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9cm" svg:height="4.8cm" svg:x="9.375cm" svg:y="14.1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9.9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10.7cm" svg:height="1.3cm" svg:x="9.375cm" svg:y="21.2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Add Hotel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17" draw:text-style-name="P4" draw:layer="layout" svg:width="13.45cm" svg:height="25.4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4.4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/ Edit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9cm" svg:height="4.8cm" svg:x="9.375cm" svg:y="15.7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5.525cm" svg:height="1.3cm" svg:x="9.375cm" svg:y="21.5cm">
            <text:p text:style-name="P1">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4" draw:layer="layout" svg:width="3cm" svg:height="1.3cm" svg:x="9.375cm" svg:y="12.3cm">
            <text:p text:style-name="P1">Sta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7" draw:layer="layout" svg:width="6.3cm" svg:height="1.3cm" svg:x="12.375cm" svg:y="12.3cm">
            <text:p text:style-name="P6">Radio buttons 1-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3.7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10.7cm" svg:height="1.3cm" svg:x="9.375cm" svg:y="25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5.525cm" svg:height="1.3cm" svg:x="14.875cm" svg:y="21.5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" draw:layer="layout" svg:width="10.9cm" svg:height="4cm" svg:x="9.375cm" svg:y="28.5cm">
            <text:p text:style-name="P1">Multiple check box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7.2cm">
            <text:p text:style-name="P1">Service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new holiday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3" draw:text-style-name="P4" draw:layer="layout" svg:width="20.175cm" svg:height="18.7cm" svg:x="4.76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9.225cm" svg:height="1.3cm" svg:x="4.763cm" svg:y="6.7cm">
            <text:p text:style-name="P1">New / Edit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14.925cm" svg:y="9.6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3cm" svg:x="6.975cm" svg:y="9.6cm">
            <text:p text:style-name="P1">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14.925cm" svg:y="12.1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3cm" svg:x="6.975cm" svg:y="12.1cm">
            <text:p text:style-name="P1">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14.925cm" svg:y="14.6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3cm" svg:x="6.975cm" svg:y="14.6cm">
            <text:p text:style-name="P1">Cost Per N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14.925cm" svg:y="24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3cm" svg:x="6.975cm" svg:y="24cm">
            <text:p text:style-name="P1">Total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14.925cm" svg:y="17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3cm" svg:x="6.975cm" svg:y="17cm">
            <text:p text:style-name="P1">Percentage Off With Dea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14.925cm" svg:y="19.3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3cm" svg:x="6.975cm" svg:y="19.3cm">
            <text:p text:style-name="P1">Deal availability start da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14.925cm" svg:y="21.7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3cm" svg:x="6.975cm" svg:y="21.7cm">
            <text:p text:style-name="P1">Deal availability end dat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view travel agent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5.8cm" svg:height="1.092cm" svg:x="7cm" svg:y="30.6cm">
          <text:p text:style-name="P1">Repeat for all travel agent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7" draw:text-style-name="P4" draw:layer="layout" svg:width="6.5cm" svg:height="5.384cm" svg:x="3.45cm" svg:y="6.308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95cm" svg:y1="11.692cm" svg:x2="3.45cm" svg:y2="6.308cm">
              <text:p/>
            </draw:line>
            <draw:line draw:style-name="gr4" draw:text-style-name="P5" draw:layer="layout" svg:x1="3.454cm" svg:y1="11.7cm" svg:x2="9.947cm" svg:y2="6.3cm">
              <text:p/>
            </draw:line>
          </draw:g>
          <draw:custom-shape draw:style-name="gr28" draw:text-style-name="P7" draw:layer="layout" svg:width="23cm" svg:height="3.484cm" svg:x="3.4cm" svg:y="12.316cm">
            <text:p text:style-name="P6">Travel agent name</text:p>
            <text:p text:style-name="P6">Description -------------------------------------------------------------------------------------------</text:p>
            <text:p text:style-name="P6">--------------------------------------------------------------------------------------------------------</text:p>
            <text:p text:style-name="P6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custom-shape draw:style-name="gr29" draw:text-style-name="P4" draw:layer="layout" svg:width="5.277cm" svg:height="1.093cm" svg:x="15.25cm" svg:y="8.208cm">
            <text:p text:style-name="P1">All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5.268cm" svg:height="1.091cm" svg:x="15.25cm" svg:y="9.909cm">
            <text:p text:style-name="P1">By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5.268cm" svg:height="1.091cm" svg:x="21.082cm" svg:y="8.2cm">
            <text:p text:style-name="P1">By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5.268cm" svg:height="1.091cm" svg:x="21.073cm" svg:y="9.909cm">
            <text:p text:style-name="P1">By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5" draw:layer="layout" svg:x1="1.95cm" svg:y1="17.1cm" svg:x2="27.75cm" svg:y2="17.1cm">
            <text:p/>
          </draw:line>
          <draw:custom-shape draw:style-name="gr27" draw:text-style-name="P4" draw:layer="layout" svg:width="15.8cm" svg:height="1.092cm" svg:x="10.55cm" svg:y="6.408cm">
            <text:p text:style-name="P1">View offers from &lt;agent nam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" draw:layer="layout" svg:width="4.4cm" svg:height="2.8cm" svg:x="10.45cm" svg:y="8.2cm">
            <text:p text:style-name="P1">Deals</text:p>
            <text:p text:style-name="P1">Availab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7" draw:text-style-name="P4" draw:layer="layout" svg:width="6.5cm" svg:height="5.384cm" svg:x="3.35cm" svg:y="18.308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85cm" svg:y1="23.692cm" svg:x2="3.35cm" svg:y2="18.308cm">
              <text:p/>
            </draw:line>
            <draw:line draw:style-name="gr4" draw:text-style-name="P5" draw:layer="layout" svg:x1="3.354cm" svg:y1="23.7cm" svg:x2="9.847cm" svg:y2="18.3cm">
              <text:p/>
            </draw:line>
          </draw:g>
          <draw:custom-shape draw:style-name="gr28" draw:text-style-name="P7" draw:layer="layout" svg:width="23cm" svg:height="3.484cm" svg:x="3.3cm" svg:y="24.316cm">
            <text:p text:style-name="P6">Travel agent name</text:p>
            <text:p text:style-name="P6">Description -------------------------------------------------------------------------------------------</text:p>
            <text:p text:style-name="P6">--------------------------------------------------------------------------------------------------------</text:p>
            <text:p text:style-name="P6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custom-shape draw:style-name="gr29" draw:text-style-name="P4" draw:layer="layout" svg:width="5.277cm" svg:height="1.093cm" svg:x="15.15cm" svg:y="20.208cm">
            <text:p text:style-name="P1">All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5.268cm" svg:height="1.091cm" svg:x="15.15cm" svg:y="21.909cm">
            <text:p text:style-name="P1">By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5.268cm" svg:height="1.091cm" svg:x="20.982cm" svg:y="20.2cm">
            <text:p text:style-name="P1">By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5.268cm" svg:height="1.091cm" svg:x="20.973cm" svg:y="21.909cm">
            <text:p text:style-name="P1">By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5" draw:layer="layout" svg:x1="1.85cm" svg:y1="29.1cm" svg:x2="27.65cm" svg:y2="29.1cm">
            <text:p/>
          </draw:line>
          <draw:custom-shape draw:style-name="gr27" draw:text-style-name="P4" draw:layer="layout" svg:width="15.8cm" svg:height="1.092cm" svg:x="10.45cm" svg:y="18.408cm">
            <text:p text:style-name="P1">View offers from &lt;agent nam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" draw:layer="layout" svg:width="4.4cm" svg:height="2.8cm" svg:x="10.35cm" svg:y="20.2cm">
            <text:p text:style-name="P1">Deals</text:p>
            <text:p text:style-name="P1">Availab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view hotel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5.8cm" svg:height="1.092cm" svg:x="7cm" svg:y="26.9cm">
          <text:p text:style-name="P1">Repeat for all hotel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3" draw:text-style-name="P7" draw:layer="layout" svg:width="18.587cm" svg:height="8.784cm" svg:x="7.91cm" svg:y="11.016cm">
            <text:p text:style-name="P6">Description</text:p>
            <text:p text:style-name="P6">------------------------------------------------------------</text:p>
            <text:p text:style-name="P6">----------------------------------------------------------</text:p>
            <text:p text:style-name="P6">---------------------------------------------------------</text:p>
            <text:p text:style-name="P6">----------------------------------------------------------</text:p>
            <text:p text:style-name="P6">-----------------------------------------------------------</text:p>
            <text:p text:style-name="P6">-----------------------------------------------------------</text:p>
            <text:p text:style-name="P6">------------------------------------------------------------</text:p>
            <text:p text:style-name="P6">-----------------------------------------------------------</text:p>
            <text:p text:style-name="P6">-----------------------------------------------------------------------------------</text:p>
            <text:p text:style-name="P6">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g>
            <draw:custom-shape draw:style-name="gr34" draw:text-style-name="P4" draw:layer="layout" svg:width="5.333cm" svg:height="6.38cm" svg:x="21.164cm" svg:y="11.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26.498cm" svg:y1="17.39cm" svg:x2="21.164cm" svg:y2="11.009cm">
              <text:p/>
            </draw:line>
            <draw:line draw:style-name="gr4" draw:text-style-name="P5" draw:layer="layout" svg:x1="21.167cm" svg:y1="17.4cm" svg:x2="26.495cm" svg:y2="11cm">
              <text:p/>
            </draw:line>
          </draw:g>
          <draw:line draw:style-name="gr31" draw:text-style-name="P5" draw:layer="layout" svg:x1="6.9cm" svg:y1="23.9cm" svg:x2="27.75cm" svg:y2="23.9cm">
            <text:p/>
          </draw:line>
          <draw:custom-shape draw:style-name="gr35" draw:text-style-name="P4" draw:layer="layout" svg:width="18.506cm" svg:height="1.9cm" svg:x="7.991cm" svg:y="6.5cm">
            <text:p text:style-name="P1">Hotel Name (stars)</text:p>
            <text:p text:style-name="P1">City <text:s/>- <text:s/>Country 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4.244cm" svg:height="1.092cm" svg:x="12.401cm" svg:y="9.1cm">
            <text:p text:style-name="P1">View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" draw:layer="layout" svg:width="4.243cm" svg:height="1.092cm" svg:x="17.457cm" svg:y="9.1cm">
            <text:p text:style-name="P1">View Deal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7" draw:layer="layout" svg:width="18.587cm" svg:height="2.084cm" svg:x="7.91cm" svg:y="20.616cm">
            <text:p text:style-name="P6">Services -------------------------------------------------------------------------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7" draw:layer="layout" svg:width="4.3cm" svg:height="4.7cm" svg:x="1.8cm" svg:y="6.5cm">
          <text:p text:style-name="P6">Sort By:</text:p>
          <text:p text:style-name="P6">Hotel Name</text:p>
          <text:p text:style-name="P6">City</text:p>
          <text:p text:style-name="P6">Country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view holiday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12.83cm" svg:height="1.092cm" svg:x="10.901cm" svg:y="31.3cm">
          <text:p text:style-name="P1">Repeat for all holiday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1" draw:text-style-name="P4" draw:layer="layout" svg:width="8.77cm" svg:height="9.77cm" svg:x="7.896cm" svg:y="6.5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66cm" svg:y1="16.286cm" svg:x2="7.896cm" svg:y2="6.515cm">
              <text:p/>
            </draw:line>
            <draw:line draw:style-name="gr4" draw:text-style-name="P5" draw:layer="layout" svg:x1="7.902cm" svg:y1="16.3cm" svg:x2="16.662cm" svg:y2="6.5cm">
              <text:p/>
            </draw:line>
          </draw:g>
          <draw:line draw:style-name="gr31" draw:text-style-name="P5" draw:layer="layout" svg:x1="6.8cm" svg:y1="17.8cm" svg:x2="27.75cm" svg:y2="17.8cm">
            <text:p/>
          </draw:line>
          <draw:custom-shape draw:style-name="gr42" draw:text-style-name="P10" draw:layer="layout" svg:width="9.257cm" svg:height="1.7cm" svg:x="17.397cm" svg:y="6.6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9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10.7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" draw:layer="layout" svg:width="3.816cm" svg:height="1.092cm" svg:x="17.803cm" svg:y="13.7cm">
            <text:p text:style-name="P1">View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3.817cm" svg:height="1.092cm" svg:x="22.431cm" svg:y="13.7cm">
            <text:p text:style-name="P1">Vi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" draw:layer="layout" svg:width="3.816cm" svg:height="1.092cm" svg:x="17.803cm" svg:y="15.2cm">
            <text:p text:style-name="P1">View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3.817cm" svg:height="1.092cm" svg:x="22.431cm" svg:y="15.2cm">
            <text:p text:style-name="P1">View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12.2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9" draw:text-style-name="P7" draw:layer="layout" svg:width="4.3cm" svg:height="4.7cm" svg:x="1.8cm" svg:y="6.5cm">
          <text:p text:style-name="P6">Sort By:</text:p>
          <text:p text:style-name="P6">Price </text:p>
          <text:p text:style-name="P6">Deals</text:p>
          <text:p text:style-name="P6">night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1" draw:text-style-name="P4" draw:layer="layout" svg:width="8.77cm" svg:height="9.77cm" svg:x="7.896cm" svg:y="19.0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66cm" svg:y1="28.786cm" svg:x2="7.896cm" svg:y2="19.015cm">
              <text:p/>
            </draw:line>
            <draw:line draw:style-name="gr4" draw:text-style-name="P5" draw:layer="layout" svg:x1="7.902cm" svg:y1="28.8cm" svg:x2="16.662cm" svg:y2="19cm">
              <text:p/>
            </draw:line>
          </draw:g>
          <draw:line draw:style-name="gr31" draw:text-style-name="P5" draw:layer="layout" svg:x1="6.8cm" svg:y1="30.3cm" svg:x2="27.75cm" svg:y2="30.3cm">
            <text:p/>
          </draw:line>
          <draw:custom-shape draw:style-name="gr42" draw:text-style-name="P10" draw:layer="layout" svg:width="9.257cm" svg:height="1.7cm" svg:x="17.397cm" svg:y="19.1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21.5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23.2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" draw:layer="layout" svg:width="3.816cm" svg:height="1.092cm" svg:x="17.803cm" svg:y="26.2cm">
            <text:p text:style-name="P1">View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3.817cm" svg:height="1.092cm" svg:x="22.431cm" svg:y="26.2cm">
            <text:p text:style-name="P1">Vi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" draw:layer="layout" svg:width="3.816cm" svg:height="1.092cm" svg:x="17.803cm" svg:y="27.7cm">
            <text:p text:style-name="P1">View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3.817cm" svg:height="1.092cm" svg:x="22.431cm" svg:y="27.7cm">
            <text:p text:style-name="P1">View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24.7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6" draw:text-style-name="P4" draw:layer="layout" svg:width="1.8cm" svg:height="1.092cm" svg:x="2cm" svg:y="9.808cm">
          <text:p text:style-name="P1">Go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/><text:s text:c="2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12.83cm" svg:height="1.092cm" svg:x="10.901cm" svg:y="31.3cm">
          <text:p text:style-name="P1">Repeat for all Deal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1" draw:text-style-name="P4" draw:layer="layout" svg:width="8.77cm" svg:height="9.77cm" svg:x="7.896cm" svg:y="6.5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66cm" svg:y1="16.286cm" svg:x2="7.896cm" svg:y2="6.515cm">
              <text:p/>
            </draw:line>
            <draw:line draw:style-name="gr4" draw:text-style-name="P5" draw:layer="layout" svg:x1="7.902cm" svg:y1="16.3cm" svg:x2="16.662cm" svg:y2="6.5cm">
              <text:p/>
            </draw:line>
          </draw:g>
          <draw:line draw:style-name="gr31" draw:text-style-name="P5" draw:layer="layout" svg:x1="6.8cm" svg:y1="17.8cm" svg:x2="27.75cm" svg:y2="17.8cm">
            <text:p/>
          </draw:line>
          <draw:custom-shape draw:style-name="gr42" draw:text-style-name="P10" draw:layer="layout" svg:width="9.257cm" svg:height="1.7cm" svg:x="17.397cm" svg:y="6.6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9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10.7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12.2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13.8cm">
            <text:p text:style-name="P1">Deal Available from: 00/00/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15.2cm">
            <text:p text:style-name="P1">Deal Available till: 00/00/0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9" draw:text-style-name="P7" draw:layer="layout" svg:width="4.3cm" svg:height="4.7cm" svg:x="1.8cm" svg:y="6.5cm">
          <text:p text:style-name="P6">Sort By:</text:p>
          <text:p text:style-name="P6">Price </text:p>
          <text:p text:style-name="P6">Deals</text:p>
          <text:p text:style-name="P6">nigh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4" draw:layer="layout" svg:width="1.8cm" svg:height="1.092cm" svg:x="2cm" svg:y="9.808cm">
          <text:p text:style-name="P1">Go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1" draw:text-style-name="P4" draw:layer="layout" svg:width="8.77cm" svg:height="9.77cm" svg:x="7.896cm" svg:y="19.0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66cm" svg:y1="28.786cm" svg:x2="7.896cm" svg:y2="19.015cm">
              <text:p/>
            </draw:line>
            <draw:line draw:style-name="gr4" draw:text-style-name="P5" draw:layer="layout" svg:x1="7.902cm" svg:y1="28.8cm" svg:x2="16.662cm" svg:y2="19cm">
              <text:p/>
            </draw:line>
          </draw:g>
          <draw:line draw:style-name="gr31" draw:text-style-name="P5" draw:layer="layout" svg:x1="6.8cm" svg:y1="30.3cm" svg:x2="27.75cm" svg:y2="30.3cm">
            <text:p/>
          </draw:line>
          <draw:custom-shape draw:style-name="gr42" draw:text-style-name="P10" draw:layer="layout" svg:width="9.257cm" svg:height="1.7cm" svg:x="17.397cm" svg:y="19.1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21.5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23.2cm">
            <text:p text:style-name="P1">Deal: 3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24.7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26.3cm">
            <text:p text:style-name="P1">Deal Available from: 00/00/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27.7cm">
            <text:p text:style-name="P1">Deal Available till: 00/00/0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7T10:20:37.912849000</dc:date>
    <meta:editing-duration>PT15H17M17S</meta:editing-duration>
    <meta:editing-cycles>66</meta:editing-cycles>
    <meta:generator>LibreOffice/5.2.6.2$MacOSX_X86_64 LibreOffice_project/a3100ed2409ebf1c212f5048fbe377c281438fdc</meta:generator>
    <meta:print-date>2017-06-15T20:49:22.054798000</meta:print-date>
    <meta:document-statistic meta:object-count="229"/>
  </office:meta>
</office:document-meta>
</file>